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990ce" officeooo:paragraph-rsid="001990ce" style:font-size-asian="12pt" style:font-size-complex="12pt"/>
    </style:style>
    <style:style style:name="P3"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a96b3" officeooo:paragraph-rsid="001a96b3"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b29e6" officeooo:paragraph-rsid="001b29e6" style:font-size-asian="12pt" style:font-size-complex="12pt"/>
    </style:style>
    <style:style style:name="P5"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b62e2" officeooo:paragraph-rsid="001b62e2" style:font-size-asian="12pt" style:font-size-complex="12pt"/>
    </style:style>
    <style:style style:name="P6" style:family="paragraph" style:parent-style-name="Standard" style:list-style-name="L1">
      <loext:graphic-properties draw:fill="none"/>
      <style:paragraph-properties fo:margin-left="0in" fo:margin-right="0in" fo:orphans="2" fo:widows="2" fo:text-indent="0in" style:auto-text-indent="false" fo:background-color="transparent"/>
      <style:text-properties fo:font-variant="normal" fo:text-transform="none" style:font-name="apple-system" fo:font-size="12pt" fo:letter-spacing="normal" fo:font-style="normal" fo:font-weight="normal" officeooo:rsid="001cb8af" officeooo:paragraph-rsid="00228c44" style:font-size-asian="12pt" style:font-size-complex="12pt"/>
    </style:style>
    <style:style style:name="P7"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cb8af" officeooo:paragraph-rsid="001dfe2c"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cb8af" officeooo:paragraph-rsid="00228c44" style:font-size-asian="12pt" style:font-size-complex="12pt"/>
    </style:style>
    <style:style style:name="P9" style:family="paragraph" style:parent-style-name="Standard">
      <style:paragraph-properties fo:orphans="2" fo:widows="2"/>
      <style:text-properties fo:font-variant="normal" fo:text-transform="none" style:font-name="apple-system" fo:font-size="12pt" fo:letter-spacing="normal" fo:font-style="normal" fo:font-weight="normal" officeooo:paragraph-rsid="0020ed22" style:font-size-asian="12pt" style:font-size-complex="12pt"/>
    </style:style>
    <style:style style:name="P10" style:family="paragraph" style:parent-style-name="Standard">
      <style:paragraph-properties fo:orphans="2" fo:widows="2"/>
      <style:text-properties fo:font-variant="normal" fo:text-transform="none" style:font-name="apple-system" fo:font-size="12pt" fo:letter-spacing="normal" fo:font-style="normal" fo:font-weight="normal" officeooo:rsid="001f8206" officeooo:paragraph-rsid="0020ed22" style:font-size-asian="12pt"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1f8206" officeooo:paragraph-rsid="0020ed22" style:font-size-asian="12pt" style:font-size-complex="12pt"/>
    </style:style>
    <style:style style:name="P12" style:family="paragraph" style:parent-style-name="Standard">
      <style:paragraph-properties fo:orphans="2" fo:widows="2"/>
      <style:text-properties fo:font-variant="normal" fo:text-transform="none" style:font-name="apple-system" fo:font-size="12pt" fo:letter-spacing="normal" fo:font-style="normal" fo:font-weight="normal" officeooo:rsid="001f8206" officeooo:paragraph-rsid="00228c44" style:font-size-asian="12pt"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20f2dc" officeooo:paragraph-rsid="0020f2dc" style:font-size-asian="12pt" style:font-size-complex="12pt"/>
    </style:style>
    <style:style style:name="P14" style:family="paragraph" style:parent-style-name="Standard">
      <style:paragraph-properties fo:margin-left="0in" fo:margin-right="0in" fo:orphans="2" fo:widows="2" fo:text-indent="0in" style:auto-text-indent="false"/>
      <style:text-properties fo:font-variant="normal" fo:text-transform="none" style:font-name="apple-system" fo:font-size="12pt" fo:letter-spacing="normal" fo:font-style="normal" fo:font-weight="normal" officeooo:rsid="00228c44" officeooo:paragraph-rsid="00228c44" style:font-size-asian="12pt" style:font-size-complex="12pt"/>
    </style:style>
    <style:style style:name="T1" style:family="text">
      <style:text-properties officeooo:rsid="001a96b3"/>
    </style:style>
    <style:style style:name="T2" style:family="text">
      <style:text-properties officeooo:rsid="001b29e6"/>
    </style:style>
    <style:style style:name="T3" style:family="text">
      <style:text-properties officeooo:rsid="001dfe2c"/>
    </style:style>
    <style:style style:name="T4" style:family="text">
      <style:text-properties officeooo:rsid="001f40de"/>
    </style:style>
    <style:style style:name="T5" style:family="text">
      <style:text-properties officeooo:rsid="0020f2dc"/>
    </style:style>
    <style:style style:name="T6" style:family="text">
      <style:text-properties officeooo:rsid="00228c44"/>
    </style:style>
    <style:style style:name="T7" style:family="text">
      <style:text-properties officeooo:rsid="00247d0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mpel foi um grande positivista lógico que teve uma importancia enorme na lógica de formação de conceito e escreveu um importante livro (manual) intulado philosophy of natural science, que é usado até hoje. O livro relata um caso histórico de Hempel com a febre puerperal.</text:p>
      <text:p text:style-name="P3">Semmelweis foi um médico com especialização em obstetria, trabalhou em Viena onde ocorreu na época uma terrivel epidemia de febre puerperal que levava a falencia grande parte das mulheres gestantes. <text:span text:style-name="T2">Semmelweis ficou preocupado com as pacientes e se lançou na busca por uma solução.</text:span></text:p>
      <text:p text:style-name="P4">Após varias tentativas frustadas Semmelweis alcança a solução e faz a proposta de um método eficaz de preservação.</text:p>
      <text:p text:style-name="P4">Esse episódio que é mostrado por Hempel envolta de Semmelweis e a febre puerperal é como a ciência é colocada a amostra em sua forma mais crua, e que vai além de processos de invenção e testes de hipóteses.</text:p>
      <text:p text:style-name="P5">Uma forma que mostra a concepção positivista da ciência, e com qualquer que fosse a intensão do autor, contribuiu para sua disseminação e fortalecimento.</text:p>
      <text:p text:style-name="P5">A primeira hipotese é a da influências epidêmicas, descrita como mudanças ‘cósmico-telúrico-atmosféricas’, mas foi descartada por não ter nenhuma relação com os fatos já conhecidos.</text:p>
      <text:p text:style-name="P7">Os fatos conhecidos que descartavam essa hipóteses eram:</text:p>
      <text:p text:style-name="P8"><text:span text:style-name="T3">1) </text:span>Haviam dois serviço de maternidade, uma ao lado da outra, sendo a</text:p>
      <text:p text:style-name="P8">primeira com maior incidencia de febre do que na segunda, então como poderia ‘influências’ daquelas ser maior em uma do que em outra.</text:p>
      <text:p text:style-name="P7"><text:span text:style-name="T3">2) </text:span>Mulheres que moravam mais longe não conseguiam chegar a tempo para dar a luz no hospital e acabavam dando a luz na rua e por isso contraria a febre, porem a porcentagem de febre em mulheres que davam a luz na rua eram menor do que as que davam a luz no hospital.</text:p>
      <text:p text:style-name="P13">3) Superlotação era uma das hipoteses mas logo foi descartada pois o segundo serviço de maternidade era mais <text:span text:style-name="T6">lotado, pelo faot das gestantes saberem que haviam uma alta taxa de mortalidade no primeiro.</text:span></text:p>
      <text:p text:style-name="P14">4) Exames ginecológicos feitos grosseiramente, mas também foi descartado pois não havia evidencias suficientes que a apoiavam.</text:p>
      <text:p text:style-name="P14">5) Surtos psicológiscos, pois sempre passava um padre com a extrema-unção e seu auxiliar soando uma campanhia, com isso as gestantes ficavam mais temerosas e aterrorisadas e assim tornando-as mais vuneraveis a febre, mas logo foi descartada pois semmelweis pediu para o padre passar sem ser percebido e sem soar a capanhia e mesmo assim a taxa de mortalidade no serviço 1 não abaixou.</text:p>
      <text:p text:style-name="P14">6) Outra hipótese testada dizia respeito à posição adotada no parto, de costas no primeiro serviço, de lado no Segundo. A adoção da posição lateral no primeiro serviço, entretanto, não alterou a incidência da febre.</text:p>
      <text:p text:style-name="P14">Em 1847, um acidente crucial ocorreu, fornecendo a Semmelweis a chave para resolver o problema. No Hospital Geral, os estudantes recebiam treinamento intensivo em dissecação de cadáveres e muitas vezes passavam diretamente para o atendimento d<text:span text:style-name="T7">as gestantes</text:span> sem lavar as mãos de forma adequada. O acidente envolveu um colega de Semmelweis, Kolletschka, que se feriu com um bisturi durante uma autópsia e morreu de maneira semelhante às vítimas de febre puerperal. A partir disso, Semmelweis <text:span text:style-name="T7">analisou</text:span> que a causa da doença poderia ser a mesma em ambas as situações: a introdução de "material cadavérico" na corrente sanguínea - seja pelo bisturi, no caso de Kolletschka, ou pelas mãos dos estudantes ao examinarem as <text:span text:style-name="T7">gestantes</text:span>.</text:p>
      <text:p text:style-name="P8"><text:soft-page-break/><text:span text:style-name="T5">Semmelweis</text:span> omite diversas facetas do caso, o que pode ser natural dada sua abordagem específica. A escolha e o recorte do episódio são bem-sucedidos em alcançar seus objetivos, mas implicitamente transmitem uma imagem da </text:p>
      <text:p text:style-name="P8">ciência que reflete a concepção positivista, indo além dos processos de invenção e teste de hipóteses. Essa imagem, embora possa fortalecer essa concepção, não corresponde à realidade, pelo menos neste caso específico.</text:p>
      <text:list xml:id="list4110463854" text:style-name="L1">
        <text:list-header>
          <text:p text:style-name="P6">Com isso essas introdução <text:span text:style-name="T1">aborda a importância do relato de Hempel sobre o caso Semmelweis na história da ciência, destacando a escolha do episódio e o recorte feito por Hempel. Aponta-se que, embora o relato tenha atingido seus objetivos, transmite implicitamente uma imagem da ciência alinhada ao positivismo, o que pode não corresponder à realidade. O texto propõe uma análise crítica do ideário positivista, especialmente para professores de filosofia da ciência que utilizam o livro de Hempel como material de leitura. Além disso, </text:span></text:p>
          <text:p text:style-name="P6"><text:span text:style-name="T1">são mencionadas diferentes críticas à historiografia positivista, incluindo abordagens kuhnianas, pós-modernas e engajadas.</text:span></text:p>
        </text:list-header>
      </text:list>
      <text:p text:style-name="P1">são discutidas as omissões de Hempel no relato do caso Semmelweis, destacando como ele evita abordar as dificuldades enfrentadas pelo médico húngaro na promoção de sua teoria. São apontadas as características de Semmelweis que não se encaixam no ideal positivista de cientista racional e sensato, como sua falta de experimentação e uso de microscópios, impulsividade e dificuldades com a escrita. A crítica aborda tanto o aspecto científico quanto pessoal de Semmelweis, questionando a imagem positiva da ciência transmitida pelo relato de Hempel.</text:p>
      <text:p text:style-name="P9"><text:span text:style-name="T3">É </text:span><text:span text:style-name="T4">descrito como o positivismo tem sua essencia na ciência e sua grande valorização, e tem como caracteristica seu paradigma de racionalidade, não levando em conta dogmas, pensamentos autoritários, supertições e o sobrenatural.</text:span></text:p>
      <text:p text:style-name="P10">As teorias bem sucedidas são descritas e aceitadas pela comunidade cientifica pelo fato de serem formadas pelo método ciêntifico, em contrapartida, os as teorias fracassadas são creditadas como falsa por serem embasadas por dogmas, se recusarem a aceitar evidencias empiricas, apegos a modos superticiosos de pensamento, resumindo, não se tinha cietificidade no método.</text:p>
      <text:p text:style-name="P12">Os cientistas que abraçaram os métodos cientificos eram descritos como seres </text:p>
      <text:p text:style-name="P12">superiores, ou como gostavam de chamar “a própria encarnação da </text:p>
      <text:p text:style-name="P11">racionalidade”.</text:p>
      <text:p text:style-name="P1">são apresentadas diferentes críticas à historiografia positivista, incluindo abordagens kuhnianas, pós-modernas e engajadas. A crítica kuhniana complementa a historiografia positivista ao considerar aspectos como a resistência à teoria de Semmelweis. Já a crítica pós-moderna, exemplificada por Latour, é vista como dispensável devido ao absurdo de suas concepções. Por fim, a crítica engajada, baseada nas ideias de Hugh Lacey, propõe uma abordagem mais completa e isenta de paradoxos, incorporando elementos da visão kuhniana, como a transformação do conceito de paradigma em estratégia e a caracterização do método científico em termos de valo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9:42:30.321001722</meta:creation-date>
    <dc:date>2024-03-20T11:46:33.130545445</dc:date>
    <meta:editing-duration>PT27M3S</meta:editing-duration>
    <meta:editing-cycles>4</meta:editing-cycles>
    <meta:generator>LibreOffice/7.3.7.2$Linux_X86_64 LibreOffice_project/30$Build-2</meta:generator>
    <meta:document-statistic meta:table-count="0" meta:image-count="0" meta:object-count="0" meta:page-count="2" meta:paragraph-count="26" meta:word-count="999" meta:character-count="6426" meta:non-whitespace-character-count="5449"/>
  </office:meta>
</office:document-meta>
</file>